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officeooo:rsid="001e1668" officeooo:paragraph-rsid="001e1668"/>
    </style:style>
    <style:style style:name="P2" style:family="paragraph" style:parent-style-name="Standard" style:list-style-name="WWNum1"/>
    <style:style style:name="P3" style:family="paragraph" style:parent-style-name="Standard" style:list-style-name="WWNum2"/>
    <style:style style:name="P4" style:family="paragraph" style:parent-style-name="Standard">
      <style:text-properties officeooo:rsid="001e1668" officeooo:paragraph-rsid="001e1668"/>
    </style:style>
    <style:style style:name="P5" style:family="paragraph" style:parent-style-name="Standard">
      <style:text-properties officeooo:rsid="0020517a" officeooo:paragraph-rsid="00233c1d"/>
    </style:style>
    <style:style style:name="P6" style:family="paragraph" style:parent-style-name="Standard">
      <style:text-properties officeooo:rsid="00258728" officeooo:paragraph-rsid="00258728"/>
    </style:style>
    <style:style style:name="P7" style:family="paragraph" style:parent-style-name="Standard">
      <style:text-properties officeooo:rsid="00276aee"/>
    </style:style>
    <style:style style:name="P8" style:family="paragraph" style:parent-style-name="Standard">
      <style:text-properties officeooo:rsid="00276aee" officeooo:paragraph-rsid="00276aee"/>
    </style:style>
    <style:style style:name="T1" style:family="text">
      <style:text-properties officeooo:rsid="00233c1d"/>
    </style:style>
    <style:style style:name="T2" style:family="text">
      <style:text-properties officeooo:rsid="0024bc0c"/>
    </style:style>
    <style:style style:name="T3" style:family="text">
      <style:text-properties officeooo:rsid="0026b72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icipant Number ________</text:p>
      <text:p text:style-name="P4"/>
      <text:p text:style-name="P4"/>
      <text:p text:style-name="P4">AI Model ____________</text:p>
      <text:p text:style-name="Standard"/>
      <text:p text:style-name="Standard">Pre-Survey</text:p>
      <text:list xml:id="list3904584664041274631" text:style-name="WWNum1">
        <text:list-item>
          <text:p text:style-name="P2">On a scale of 1-5 (1 being least interested, 5 being most interested) how interested in video games are you?</text:p>
        </text:list-item>
      </text:list>
      <text:p text:style-name="Standard"/>
      <text:p text:style-name="Standard"><text:tab/><text:tab/><text:tab/><text:tab/>1<text:tab/><text:tab/><text:tab/><text:tab/>2<text:tab/><text:tab/><text:tab/><text:tab/>3<text:tab/><text:tab/><text:tab/><text:tab/>4<text:tab/><text:tab/><text:tab/><text:tab/>5</text:p>
      <text:p text:style-name="Standard"/>
      <text:list xml:id="list123959691490149" text:continue-numbering="true" text:style-name="WWNum1">
        <text:list-item>
          <text:p text:style-name="P2">How interested are you in strategic board games (Chess, Risk, etc.)?</text:p>
        </text:list-item>
      </text:list>
      <text:p text:style-name="Standard"/>
      <text:p text:style-name="Standard"><text:tab/><text:tab/><text:tab/><text:tab/>1<text:tab/><text:tab/><text:tab/><text:tab/>2<text:tab/><text:tab/><text:tab/><text:tab/>3<text:tab/><text:tab/><text:tab/><text:tab/>4<text:tab/><text:tab/><text:tab/><text:tab/>5</text:p>
      <text:p text:style-name="Standard"/>
      <text:list xml:id="list123958123429457" text:continue-numbering="true" text:style-name="WWNum1">
        <text:list-item>
          <text:p text:style-name="P2">On a scale of 1-5 (1 being not familiar, 5 being very familiar), how familiar are you with role-playing games (RPGs)?</text:p>
        </text:list-item>
      </text:list>
      <text:p text:style-name="Standard"/>
      <text:p text:style-name="Standard"><text:tab/><text:tab/><text:tab/><text:tab/>1<text:tab/><text:tab/><text:tab/><text:tab/>2<text:tab/><text:tab/><text:tab/><text:tab/>3<text:tab/><text:tab/><text:tab/><text:tab/>4<text:tab/><text:tab/><text:tab/><text:tab/>5</text:p>
      <text:p text:style-name="P7"/>
      <text:p text:style-name="P5">For this survey, you will play 5 rounds of a video game against the same opponent. <text:span text:style-name="T2">To play the game, players choose their actions from a list of options</text:span>. <text:span text:style-name="T1">The game is controlled using the Up/Down arrow keys and Enter. Up and Down move the cursor through the list, and Enter selects the action. There are four possible actions: Attack, Strong Attack, Parry, and Heal.</text:span></text:p>
      <text:p text:style-name="P6"><text:span text:style-name="T4">Attack</text:span> – Does 5 points of damage to the opponent.</text:p>
      <text:p text:style-name="P6"><text:span text:style-name="T4">Strong Attack</text:span> – Does 7 points of damage to the opponent, but has a chance of missing entirely.</text:p>
      <text:p text:style-name="P6"><text:span text:style-name="T4">Parry</text:span> – Enter a guard stance. If the opponent does a normal attack on their next turn, the attack is countered dealing 3 points of damage to the opponent.</text:p>
      <text:p text:style-name="P6"><text:span text:style-name="T4">Heal</text:span> – Recover 4 points of damage to the player. This option can only be selected twice per <text:span text:style-name="T3">round.</text:span></text:p>
      <text:p text:style-name="P8">Both player and opponent start at 25 HP (hit points). The round ends when one player falls below 0 HP.</text:p>
      <text:p text:style-name="Standard"/>
      <text:p text:style-name="Standard">Post-Survey</text:p>
      <text:list xml:id="list979075486814086675" text:style-name="WWNum2">
        <text:list-item>
          <text:p text:style-name="P3">On a scale of 1-5 (1 being not fun, 5 being very fun) how fun did you find the game?</text:p>
        </text:list-item>
      </text:list>
      <text:p text:style-name="Standard"/>
      <text:p text:style-name="Standard"><text:tab/><text:tab/><text:tab/><text:tab/>1<text:tab/><text:tab/><text:tab/><text:tab/>2<text:tab/><text:tab/><text:tab/><text:tab/>3<text:tab/><text:tab/><text:tab/><text:tab/>4<text:tab/><text:tab/><text:tab/><text:tab/>5</text:p>
      <text:p text:style-name="Standard"/>
      <text:list xml:id="list123958375816304" text:continue-numbering="true" text:style-name="WWNum2">
        <text:list-item>
          <text:p text:style-name="P3">On a scale of 1-5 (1 being not understandable, 5 being very understandable), how understandable were the controls?</text:p>
        </text:list-item>
      </text:list>
      <text:p text:style-name="Standard"/>
      <text:p text:style-name="Standard"><text:tab/><text:tab/><text:tab/><text:tab/>1<text:tab/><text:tab/><text:tab/><text:tab/>2<text:tab/><text:tab/><text:tab/><text:tab/>3<text:tab/><text:tab/><text:tab/><text:tab/>4<text:tab/><text:tab/><text:tab/><text:tab/>5</text:p>
      <text:p text:style-name="Standard"/>
      <text:list xml:id="list123958920243361" text:continue-numbering="true" text:style-name="WWNum2">
        <text:list-item>
          <text:p text:style-name="P3">On a scale of 1-5 (1 being very defensive, 5 being very offensive), how aggressive/passive was your playstyle?</text:p>
        </text:list-item>
      </text:list>
      <text:p text:style-name="Standard"><text:bookmark text:name="__DdeLink__7838_1028022658"/></text:p>
      <text:p text:style-name="Standard"><text:tab/><text:tab/><text:tab/><text:tab/>1<text:tab/><text:tab/><text:tab/><text:tab/>2<text:tab/><text:tab/><text:tab/><text:tab/>3<text:tab/><text:tab/><text:tab/><text:tab/>4<text:tab/><text:tab/><text:tab/><text:tab/>5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AR PL SungtiL GB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799in" style:writing-mode="page"/>
      <style:text-properties style:use-window-font-color="true" style:font-name="Liberation Serif" fo:font-size="10pt" fo:language="en" fo:country="US" style:letter-kerning="true" style:font-name-asian="AR PL SungtiL GB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AR PL SungtiL GB" style:font-family-asian="'AR PL SungtiL GB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1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1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1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1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1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1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1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1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5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22:41:21</meta:creation-date>
    <dc:language>en-US</dc:language>
    <dc:date>2019-02-23T12:39:57.776726113</dc:date>
    <meta:editing-cycles>24</meta:editing-cycles>
    <meta:editing-duration>PT1H21M13S</meta:editing-duration>
    <meta:generator>LibreOffice/5.1.6.2$Linux_X86_64 LibreOffice_project/10m0$Build-2</meta:generator>
    <meta:document-statistic meta:table-count="0" meta:image-count="0" meta:object-count="0" meta:page-count="1" meta:paragraph-count="22" meta:word-count="309" meta:character-count="1694" meta:non-whitespace-character-count="1313"/>
  </office:meta>
</office:document-meta>
</file>